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ae7c4"/>
    </style:style>
    <style:style style:name="P2" style:family="paragraph" style:parent-style-name="Standard">
      <style:text-properties officeooo:rsid="001c87d2" officeooo:paragraph-rsid="001c87d2"/>
    </style:style>
    <style:style style:name="P3" style:family="paragraph" style:parent-style-name="Standard">
      <style:text-properties officeooo:rsid="001e1503" officeooo:paragraph-rsid="001e1503"/>
    </style:style>
    <style:style style:name="P4" style:family="paragraph" style:parent-style-name="Standard">
      <style:text-properties officeooo:rsid="001e1503" officeooo:paragraph-rsid="001e1503"/>
    </style:style>
    <style:style style:name="P5" style:family="paragraph" style:parent-style-name="Standard">
      <style:text-properties officeooo:rsid="0021bc36" officeooo:paragraph-rsid="0021bc36"/>
    </style:style>
    <style:style style:name="P6" style:family="paragraph" style:parent-style-name="Standard">
      <style:text-properties officeooo:rsid="0021bc36" officeooo:paragraph-rsid="0023abe9"/>
    </style:style>
    <style:style style:name="P7" style:family="paragraph" style:parent-style-name="Standard">
      <style:text-properties officeooo:paragraph-rsid="0025809f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99204" fo:background-color="#fff200" loext:char-shading-value="0"/>
    </style:style>
    <style:style style:name="T3" style:family="text">
      <style:text-properties officeooo:rsid="0021bc36"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58220" loext:char-shading-value="0"/>
    </style:style>
    <style:style style:name="T6" style:family="text">
      <style:text-properties officeooo:rsid="00199204" fo:background-color="#f58220" loext:char-shading-value="0"/>
    </style:style>
    <style:style style:name="T7" style:family="text">
      <style:text-properties fo:background-color="#f5822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ed1c24" loext:char-shading-value="0"/>
    </style:style>
    <style:style style:name="T11" style:family="text">
      <style:text-properties officeooo:rsid="001ae7c4" fo:background-color="#ed1c24" loext:char-shading-value="0"/>
    </style:style>
    <style:style style:name="T12" style:family="text">
      <style:text-properties fo:background-color="#ed1c24" loext:char-shading-value="0"/>
    </style:style>
    <style:style style:name="T13" style:family="text">
      <style:text-properties officeooo:rsid="001c87d2"/>
    </style:style>
    <style:style style:name="T14" style:family="text">
      <style:text-properties officeooo:rsid="001e1503"/>
    </style:style>
    <style:style style:name="T15" style:family="text">
      <style:text-properties officeooo:rsid="0021bc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 TP 5 en TRC: Q3 et Q4</text:p>
      <text:p text:style-name="Standard">--- Q3</text:p>
      <text:p text:style-name="Standard">---Quelles routes (départ et destination) peuvent ^etre volées par tous les pilotes</text:p>
      <text:p text:style-name="Standard">---gagnant plus de 100 000 euros?</text:p>
      <text:p text:style-name="Standard"/>
      <text:p text:style-name="Standard">--- TRAVAIL A FAIRE: </text:p>
      <text:p text:style-name="Standard">----pour les premieres etapes, identifier la regle d'equivalence, </text:p>
      <text:p text:style-name="Standard">--- et marquer ou elle est appliquee (avant/apres avec deux couleurs differentes).</text:p>
      <text:p text:style-name="Standard"/>
      <text:p text:style-name="Standard">--- pour la derniere etape: ecrire la version finale de la formule</text:p>
      <text:p text:style-name="Standard"/>
      <text:p text:style-name="Standard">{ t | exists v in vols: v[dep]=t[dep] and v[arr]=t[arr] and</text:p>
      <text:p text:style-name="Standard"><text:s text:c="2"/>--- un vol, tel que pour tous les employes</text:p>
      <text:p text:style-name="Standard"><text:s text:c="4"/><text:span text:style-name="T1">forall e in employes: </text:span></text:p>
      <text:p text:style-name="Standard"><text:s text:c="4"/><text:tab/> <text:s text:c="2"/>(e[salaire]&gt;100000 and exists c in certifications: c[eid]=e[eid])</text:p>
      <text:p text:style-name="Standard"><text:s/><text:tab/> <text:s text:c="2"/>-- si un employe est un pilote gagnant plus de 100kE, </text:p>
      <text:p text:style-name="Standard"><text:tab/> <text:s text:c="2"/>---alors il existe pour lui</text:p>
      <text:p text:style-name="Standard"><text:s/><text:tab/> <text:s text:c="2"/>implies</text:p>
      <text:p text:style-name="Standard"><text:tab/> <text:s text:c="6"/>exists a in avions, exists c2 in certifications:</text:p>
      <text:p text:style-name="Standard"><text:tab/> <text:s text:c="6"/>-- un avion pour lequel cet employe est certifie, </text:p>
      <text:p text:style-name="Standard"><text:s text:c="15"/>---de portee permettant de faire ce vol</text:p>
      <text:p text:style-name="Standard"><text:tab/> <text:s text:c="6"/>a[aid]=c2[aid] and c2[eid]=e[eid] and a[portee]&gt;= v[distance]</text:p>
      <text:p text:style-name="Standard"><text:s text:c="2"/></text:p>
      <text:p text:style-name="Standard">--------------- regle d'equivalence <text:span text:style-name="T1">ICI LA QUANTIFICATION UNIVERSELLE</text:span><text:span text:style-name="T2"> </text:span><text:span text:style-name="T1"><text:s/>:</text:span></text:p>
      <text:p text:style-name="Standard"/>
      <text:p text:style-name="Standard">{ t | exists v in vols: v[dep]=t[dep] and v[arr]=t[arr] and</text:p>
      <text:p text:style-name="Standard"><text:s text:c="4"/><text:span text:style-name="T1">not exists e in employes: </text:span></text:p>
      <text:p text:style-name="Standard"><text:span text:style-name="T1"><text:s text:c="4"/><text:tab/> <text:s text:c="2"/>not</text:span> [</text:p>
      <text:p text:style-name="Standard"><text:tab/> <text:s text:c="2"/>(e[salaire]&gt;100000 and exists c in certifications: c[eid]=e[eid])</text:p>
      <text:p text:style-name="Standard"><text:s/><text:tab/> <text:s text:c="2"/>implies</text:p>
      <text:p text:style-name="Standard"><text:tab/> <text:s text:c="6"/>(exists a in avions, exists c2 in certifications:</text:p>
      <text:p text:style-name="Standard"><text:tab/> <text:s text:c="6"/>a[aid]=c2[aid] and c2[eid]=e[eid] and a[portee]&gt;= v[distance])</text:p>
      <text:p text:style-name="Standard"><text:tab/> <text:s text:c="6"/>]</text:p>
      <text:p text:style-name="Standard"><text:s text:c="3"/>}</text:p>
      <text:p text:style-name="Standard">------------ <text:s/>regle d'equivalence <text:span text:style-name="T6">ICI L’IMPLICATION</text:span><text:span text:style-name="T5">:</text:span></text:p>
      <text:p text:style-name="Standard">{ t | exists v in vols: v[dep]=t[dep] and v[arr]=t[arr] and</text:p>
      <text:p text:style-name="Standard"><text:s text:c="4"/>not exists e in employes: </text:p>
      <text:p text:style-name="Standard"><text:s text:c="4"/><text:tab/> <text:s text:c="2"/>not [</text:p>
      <text:p text:style-name="Standard"><text:tab/> <text:s text:c="2"/><text:span text:style-name="T5">not(</text:span>e[salaire]&gt;100000 and exists c in certifications: c[eid]=e[eid])</text:p>
      <text:p text:style-name="Standard"><text:s/><text:tab/> <text:s text:c="2"/><text:span text:style-name="T5">or</text:span></text:p>
      <text:p text:style-name="Standard"><text:tab/> <text:s text:c="6"/>(exists a in avions, exists c2 in certifications:</text:p>
      <text:p text:style-name="Standard"><text:tab/> <text:s text:c="6"/>a[aid]=c2[aid] and c2[eid]=e[eid] and a[portee]&gt;= v[distance])</text:p>
      <text:p text:style-name="Standard"><text:tab/> <text:s text:c="6"/>]</text:p>
      <text:p text:style-name="Standard"><text:s text:c="3"/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 derniere etape: <text:span text:style-name="T11">LOIS DE MORGAN</text:span></text:p>
      <text:p text:style-name="Standard">{ t | exists v in vols: v[dep]=t[dep] and v[arr]=t[arr] and</text:p>
      <text:p text:style-name="Standard"><text:s text:c="4"/>not exists e in employes:</text:p>
      <text:p text:style-name="P1"><text:tab/>not [</text:p>
      <text:p text:style-name="P1"><text:tab/> <text:s text:c="2"/><text:span text:style-name="T8">(</text:span>e[salaire]&gt;100000 and exists c in certifications: c[eid]=e[eid])</text:p>
      <text:p text:style-name="P1"><text:s/><text:tab/> <text:s/><text:span text:style-name="T8"><text:s/></text:span><text:span text:style-name="T11">and</text:span></text:p>
      <text:p text:style-name="P1"><text:tab/> <text:s text:c="2"/><text:span text:style-name="T11">not</text:span><text:span text:style-name="T10">(</text:span>exists a in avions, exists c2 in certifications:</text:p>
      <text:p text:style-name="P1"><text:tab/> <text:s text:c="6"/>a[aid]=c2[aid] and c2[eid]=e[eid] and a[portee]&gt;= v[distance])</text:p>
      <text:p text:style-name="P1"><text:tab/> <text:s text:c="6"/>]</text:p>
      <text:p text:style-name="Standard">}</text:p>
      <text:p text:style-name="Standard"/>
      <text:p text:style-name="Standard"/>
      <text:p text:style-name="Standard"/>
      <text:p text:style-name="Standard">---- en SQL</text:p>
      <text:p text:style-name="Standard">select v.dep, v.arr,v.distance</text:p>
      <text:p text:style-name="Standard">from vols v</text:p>
      <text:p text:style-name="P7">where not exists <text:span text:style-name="T13">(</text:span></text:p>
      <text:p text:style-name="P7"><text:span text:style-name="T13">(select eid from certifications c natural join employes e where salaire&gt;100000 and c.eid=e.eid)</text:span></text:p>
      <text:p text:style-name="P7"><text:span text:style-name="T13">and not exists</text:span></text:p>
      <text:p text:style-name="P7"><text:span text:style-name="T13">(select porte in avions a natural join certifications c2 where a.aid=c2.aid and c2.eid=e.eid and portee&gt;distance)</text:span></text:p>
      <text:p text:style-name="P7"><text:span text:style-name="T13">)</text:span></text:p>
      <text:p text:style-name="Standard"/>
      <text:p text:style-name="Standard"/>
      <text:p text:style-name="Standard"/>
      <text:p text:style-name="Standard">---<text:span text:style-name="T13">Q4</text:span></text:p>
      <text:p text:style-name="Standard">--<text:span text:style-name="T13">Affichez les noms des pilotes qui sont uniquement certifies pour des avions avec une portee superieure a 1500 km</text:span></text:p>
      <text:p text:style-name="Standard"/>
      <text:p text:style-name="Standard"/>
      <text:p text:style-name="P2">{t | exists e in employes, c in certifications:</text:p>
      <text:p text:style-name="P2">c[eid]=e[eid] <text:span text:style-name="T14">and t[enom]=e[enom]</text:span></text:p>
      <text:p text:style-name="P3">and forall c2 in certifications:</text:p>
      <text:p text:style-name="P3">[</text:p>
      <text:p text:style-name="P3">c2[eid]=e.eid implies</text:p>
      <text:p text:style-name="P3"><text:tab/><text:tab/>(exists a in avions : c2[aid]=a2[aid] and a2[portee]&gt;1500)</text:p>
      <text:p text:style-name="P3">]</text:p>
      <text:p text:style-name="P3">}</text:p>
      <text:p text:style-name="P3"/>
      <text:p text:style-name="P3"/>
      <text:p text:style-name="P3">----------------<text:span text:style-name="T15">regle d’equivalence:</text:span><text:span text:style-name="T3">Quantification universelle</text:span></text:p>
      <text:p text:style-name="P5">{t | exists e in employes, c in certifications:</text:p>
      <text:p text:style-name="P5">c[eid]=e[eid] and t[enom]=e[enom]</text:p>
      <text:p text:style-name="P5">and <text:span text:style-name="T4">not exists</text:span> c2 in certifications:</text:p>
      <text:p text:style-name="P5"><text:span text:style-name="T4">not</text:span>[</text:p>
      <text:p text:style-name="P5">c2[eid]=e.eid implies</text:p>
      <text:p text:style-name="P5"><text:tab/><text:tab/>(exists a in avions : c2[aid]=a2[aid] and a2[portee]&gt;1500)</text:p>
      <text:p text:style-name="P5">]</text:p>
      <text:p text:style-name="P5">}</text:p>
      <text:p text:style-name="P5"><text:soft-page-break/></text:p>
      <text:p text:style-name="P5"/>
      <text:p text:style-name="P5"/>
      <text:p text:style-name="P5">---------regle d’equivalence: <text:span text:style-name="T7">implication</text:span></text:p>
      <text:p text:style-name="P5">{t | exists e in employes, c in certifications:</text:p>
      <text:p text:style-name="P5">c[eid]=e[eid] and t[enom]=e[enom]</text:p>
      <text:p text:style-name="P5">and <text:span text:style-name="T9">not exists</text:span> c2 in certifications:</text:p>
      <text:p text:style-name="P5"><text:span text:style-name="T9">not</text:span>[</text:p>
      <text:p text:style-name="P5"><text:span text:style-name="T7">not(</text:span>c2[eid]=e.eid)</text:p>
      <text:p text:style-name="P5"><text:tab/><text:span text:style-name="T7">or</text:span></text:p>
      <text:p text:style-name="P5"><text:tab/><text:tab/>(exists a in avions : c2[aid]=a2[aid] and a2[portee]&gt;1500)</text:p>
      <text:p text:style-name="P5">]</text:p>
      <text:p text:style-name="P5">}</text:p>
      <text:p text:style-name="P5"/>
      <text:p text:style-name="P5"/>
      <text:p text:style-name="P5"/>
      <text:p text:style-name="P5">---------regle d’equivalence: loi de Morgan</text:p>
      <text:p text:style-name="P5">{t | exists e in employes, c in certifications:</text:p>
      <text:p text:style-name="P5">c[eid]=e[eid] and t[enom]=e[enom]</text:p>
      <text:p text:style-name="P5">and <text:span text:style-name="T9">not exists</text:span> c2 in certifications:</text:p>
      <text:p text:style-name="P5"><text:span text:style-name="T9">not</text:span>[</text:p>
      <text:p text:style-name="P5"><text:span text:style-name="T9">(</text:span>c2[eid]=e.eid)</text:p>
      <text:p text:style-name="P5"><text:tab/><text:span text:style-name="T12">and</text:span></text:p>
      <text:p text:style-name="P5"><text:tab/><text:tab/><text:span text:style-name="T12">not(</text:span>exists a in avions : c2[aid]=a2[aid] and a2[portee]&gt;1500)</text:p>
      <text:p text:style-name="P5">]</text:p>
      <text:p text:style-name="P5">}</text:p>
      <text:p text:style-name="P5"/>
      <text:p text:style-name="P5">-----en SQL</text:p>
      <text:p text:style-name="P5"/>
      <text:p text:style-name="P5">select e.enom</text:p>
      <text:p text:style-name="P5"/>
      <text:p text:style-name="P5">from employe e natural join certifications c</text:p>
      <text:p text:style-name="P5"/>
      <text:p text:style-name="P6">where not exists(</text:p>
      <text:p text:style-name="P6">(select c2.eid from certifications c2 where c2.eid=e.eid) and not exists </text:p>
      <text:p text:style-name="P6">(select portee from avions a where c2.aid=a.aid and a2.portee&gt;1500)</text:p>
      <text:p text:style-name="P6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12:10.860510731</meta:creation-date>
    <dc:date>2019-11-19T17:29:01.193864815</dc:date>
    <meta:editing-duration>PT39M3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104" meta:word-count="531" meta:character-count="3633" meta:non-whitespace-character-count="2997"/>
  </office:meta>
</office:document-meta>
</file>